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acf" officeooo:paragraph-rsid="001b5acf"/>
    </style:style>
    <style:style style:name="P2" style:family="paragraph" style:parent-style-name="Standard">
      <style:paragraph-properties fo:text-align="start" style:justify-single-word="false"/>
      <style:text-properties officeooo:rsid="001b5acf" officeooo:paragraph-rsid="001b5acf"/>
    </style:style>
    <style:style style:name="P3" style:family="paragraph" style:parent-style-name="Standard">
      <style:paragraph-properties fo:text-align="start" style:justify-single-word="false"/>
      <style:text-properties officeooo:rsid="001c050d" officeooo:paragraph-rsid="001c050d"/>
    </style:style>
    <style:style style:name="T1" style:family="text">
      <style:text-properties officeooo:rsid="001dc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</text:p>
      <text:p text:style-name="P2">Group 1</text:p>
      <text:p text:style-name="P2">aleksandr means</text:p>
      <text:p text:style-name="P2">Nathan DeKeyrel</text:p>
      <text:p text:style-name="P2"/>
      <text:p text:style-name="P3">For this project, the requirements are as follows: We must implement the training algorithm, We must download and imputate the data sets, We must convert the data into a usable form for the algorithm, We must mix values within the features of the data sets to introduce noise, We must use two loss functions for evaluating our algorithm, <text:span text:style-name="T1">We must develop a hypothesis about the performance of the algorithm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0:13:11.430036966</meta:creation-date>
    <meta:generator>LibreOffice/24.2.5.2$Linux_X86_64 LibreOffice_project/420$Build-2</meta:generator>
    <dc:date>2024-08-29T11:17:19.472227361</dc:date>
    <meta:editing-duration>PT25M21S</meta:editing-duration>
    <meta:editing-cycles>2</meta:editing-cycles>
    <meta:document-statistic meta:table-count="0" meta:image-count="0" meta:object-count="0" meta:page-count="1" meta:paragraph-count="5" meta:word-count="77" meta:character-count="453" meta:non-whitespace-character-count="380"/>
  </office:meta>
</office:document-meta>
</file>